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64" style:parent-style-name="DefaultParagraphFont" style:family="text">
      <style:text-properties style:font-name="Consolas" style:font-name-complex="Consolas" fo:color="#000000" fo:font-size="9.5pt" style:font-size-asian="9.5pt" style:font-size-complex="9.5pt" fo:language="en" fo:country="US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-complex="Calibri"/>
    </style:style>
    <style:style style:name="TableCell6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style:font-name-complex="Calibri"/>
    </style:style>
    <style:style style:name="TableRow69" style:family="table-row">
      <style:table-row-properties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7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8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1" style:family="table-cell">
      <style:table-cell-properties fo:border="0.0069in solid #BFBFBF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style:font-name-complex="Calibri"/>
    </style:style>
    <style:style style:name="TableCell8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-complex="Calibri"/>
    </style:style>
    <style:style style:name="TableRow85" style:family="table-row">
      <style:table-row-properties/>
    </style:style>
    <style:style style:name="TableCell8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ableCell89" style:family="table-cell">
      <style:table-cell-properties fo:border="0.0069in solid #BFBFBF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/>
    </style:style>
    <style:style style:name="TableCell9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  <style:text-properties style:font-name-complex="Calibri"/>
    </style:style>
    <style:style style:name="TableRow93" style:family="table-row">
      <style:table-row-properties/>
    </style:style>
    <style:style style:name="TableCell9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TableCell96" style:family="table-cell">
      <style:table-cell-properties fo:border="0.0069in solid #BFBFBF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style:font-name-complex="Calibri"/>
    </style:style>
    <style:style style:name="TableCell9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e der Autoren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Liste der Autoren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Create</text:p>
          </table:table-cell>
          <table:table-cell table:style-name="TableCell29">
            <text:p text:style-name="P30">Neuen Autor hinzufügen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State</text:p>
          </table:table-cell>
          <table:table-cell table:style-name="TableCell36">
            <text:p text:style-name="P37">Statu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reated</text:p>
          </table:table-cell>
          <table:table-cell table:style-name="TableCell43">
            <text:p text:style-name="P44">Erstellungsdatum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Name</text:p>
          </table:table-cell>
          <table:table-cell table:style-name="TableCell50">
            <text:p text:style-name="P51">Voller Name<text:s/>des Autors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Mail</text:p>
          </table:table-cell>
          <table:table-cell table:style-name="TableCell57">
            <text:p text:style-name="P58">Mail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<text:span text:style-name="T64">Role</text:span></text:p>
          </table:table-cell>
          <table:table-cell table:style-name="TableCell65">
            <text:p text:style-name="P66">Ist Administrator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<text:span text:style-name="T72">WriterEdit</text:span></text:p>
          </table:table-cell>
          <table:table-cell table:style-name="TableCell73">
            <text:p text:style-name="P74">Ändern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<text:span text:style-name="T80">WriterDetails</text:span></text:p>
          </table:table-cell>
          <table:table-cell table:style-name="TableCell81">
            <text:p text:style-name="P82">Details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<text:span text:style-name="T88">WriterDelete</text:span></text:p>
          </table:table-cell>
          <table:table-cell table:style-name="TableCell89">
            <text:p text:style-name="P90">Löschen</text:p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WriterPassword</text:p>
          </table:table-cell>
          <table:table-cell table:style-name="TableCell96">
            <text:p text:style-name="P97">Passwort ändern</text:p>
          </table:table-cell>
          <table:table-cell table:style-name="TableCell98">
            <text:p text:style-name="P99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7-09-13T23:13:00Z</dc:date>
    <meta:template xlink:href="Normal.dotm" xlink:type="simple"/>
    <meta:editing-cycles>4</meta:editing-cycles>
    <meta:editing-duration>PT120S</meta:editing-duration>
    <meta:document-statistic meta:page-count="1" meta:paragraph-count="1" meta:word-count="50" meta:character-count="334" meta:row-count="2" meta:non-whitespace-character-count="285"/>
  </office:meta>
</office:document-meta>
</file>